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6"/>
    <style:style style:name="co1" style:family="table-column">
      <style:table-column-properties fo:break-before="auto" style:column-width="5.27990740740741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kHz Lower</text:p>
          </table:table-cell>
          <table:table-cell office:value-type="string" table:style-name="ce1">
            <text:p>kHz Upper</text:p>
          </table:table-cell>
          <table:table-cell office:value-type="string" table:style-name="ce1">
            <text:p>B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M A (S)</text:p>
          </table:table-cell>
          <table:table-cell office:value-type="float" office:value="135700" table:style-name="ce3">
            <text:p>135.7E+3</text:p>
          </table:table-cell>
          <table:table-cell office:value-type="float" office:value="137800" table:style-name="ce3">
            <text:p>137.8E+3</text:p>
          </table:table-cell>
          <table:table-cell office:value-type="float" office:value="2100" table:formula="of:=[.C4]-[.B4]" table:style-name="ce3">
            <text:p>2.1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M A,B (S)</text:p>
          </table:table-cell>
          <table:table-cell office:value-type="float" office:value="1810000" table:style-name="ce3">
            <text:p>1.8E+6</text:p>
          </table:table-cell>
          <table:table-cell office:value-type="float" office:value="1950000" table:style-name="ce3">
            <text:p>2.0E+6</text:p>
          </table:table-cell>
          <table:table-cell office:value-type="float" office:value="140000" table:formula="of:=[.C5]-[.B5]" table:style-name="ce3">
            <text:p>140.0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M D (P)</text:p>
          </table:table-cell>
          <table:table-cell office:value-type="float" office:value="3500000" table:style-name="ce3">
            <text:p>3.5E+6</text:p>
          </table:table-cell>
          <table:table-cell office:value-type="float" office:value="3800000" table:style-name="ce3">
            <text:p>3.8E+6</text:p>
          </table:table-cell>
          <table:table-cell office:value-type="float" office:value="300000" table:formula="of:=[.C6]-[.B6]" table:style-name="ce3">
            <text:p>300.0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M B (S)</text:p>
          </table:table-cell>
          <table:table-cell office:value-type="float" office:value="7000000" table:style-name="ce3">
            <text:p>7.0E+6</text:p>
          </table:table-cell>
          <table:table-cell office:value-type="float" office:value="7200000" table:style-name="ce3">
            <text:p>7.2E+6</text:p>
          </table:table-cell>
          <table:table-cell office:value-type="float" office:value="200000" table:formula="of:=[.C7]-[.B7]" table:style-name="ce3">
            <text:p>200.0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M B (S)</text:p>
          </table:table-cell>
          <table:table-cell office:value-type="float" office:value="10100000" table:style-name="ce3">
            <text:p>10.1E+6</text:p>
          </table:table-cell>
          <table:table-cell office:value-type="float" office:value="10150000" table:style-name="ce3">
            <text:p>10.2E+6</text:p>
          </table:table-cell>
          <table:table-cell office:value-type="float" office:value="50000" table:formula="of:=[.C8]-[.B8]" table:style-name="ce3">
            <text:p>50.0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M</text:p>
          </table:table-cell>
          <table:table-cell office:value-type="float" office:value="13553000" table:style-name="ce3">
            <text:p>13.6E+6</text:p>
          </table:table-cell>
          <table:table-cell office:value-type="float" office:value="13567000" table:style-name="ce3">
            <text:p>13.6E+6</text:p>
          </table:table-cell>
          <table:table-cell office:value-type="float" office:value="14000" table:formula="of:=[.C9]-[.B9]" table:style-name="ce3">
            <text:p>14.0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M</text:p>
          </table:table-cell>
          <table:table-cell office:value-type="float" office:value="26957000" table:style-name="ce3">
            <text:p>27.0E+6</text:p>
          </table:table-cell>
          <table:table-cell office:value-type="float" office:value="27283000" table:style-name="ce3">
            <text:p>27.3E+6</text:p>
          </table:table-cell>
          <table:table-cell office:value-type="float" office:value="326000" table:formula="of:=[.C10]-[.B10]" table:style-name="ce3">
            <text:p>326.0E+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M, HAM A (S) (concat)</text:p>
          </table:table-cell>
          <table:table-cell office:value-type="float" office:value="40660000" table:style-name="ce3">
            <text:p>40.7E+6</text:p>
          </table:table-cell>
          <table:table-cell office:value-type="float" office:value="52000000" table:style-name="ce3">
            <text:p>52.0E+6</text:p>
          </table:table-cell>
          <table:table-cell office:value-type="float" office:value="11340000" table:formula="of:=[.C11]-[.B11]" table:style-name="ce3">
            <text:p>11.3E+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M</text:p>
          </table:table-cell>
          <table:table-cell office:value-type="float" office:value="430000000" table:style-name="ce3">
            <text:p>430.0E+6</text:p>
          </table:table-cell>
          <table:table-cell office:value-type="float" office:value="439100000" table:style-name="ce3">
            <text:p>439.1E+6</text:p>
          </table:table-cell>
          <table:table-cell office:value-type="float" office:value="9100000" table:formula="of:=[.C12]-[.B12]" table:style-name="ce3">
            <text:p>9.1E+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M/LORA EU</text:p>
          </table:table-cell>
          <table:table-cell office:value-type="float" office:value="863000000" table:style-name="ce3">
            <text:p>863.0E+6</text:p>
          </table:table-cell>
          <table:table-cell office:value-type="float" office:value="870000000" table:style-name="ce3">
            <text:p>870.0E+6</text:p>
          </table:table-cell>
          <table:table-cell office:value-type="float" office:value="7000000" table:formula="of:=[.C13]-[.B13]" table:style-name="ce3">
            <text:p>7.0E+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SM/LORA US</text:p>
          </table:table-cell>
          <table:table-cell office:value-type="float" office:value="902000000" table:style-name="ce3">
            <text:p>902.0E+6</text:p>
          </table:table-cell>
          <table:table-cell office:value-type="float" office:value="928000000" table:style-name="ce3">
            <text:p>928.0E+6</text:p>
          </table:table-cell>
          <table:table-cell office:value-type="float" office:value="26000000" table:formula="of:=[.C14]-[.B14]" table:style-name="ce3">
            <text:p>26.0E+6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BW SUMM</text:p>
          </table:table-cell>
          <table:table-cell office:value-type="float" office:value="54472100" table:formula="of:=SUM([.D4:.D14])" table:style-name="ce2">
            <text:p>5.4E+7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BITRATE</text:p>
          </table:table-cell>
          <table:table-cell office:value-type="float" office:value="653665200" table:formula="of:=12*[.D15]" table:style-name="ce2">
            <text:p>6.5E+8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6">
      <number:scientific-number number:decimal-places="1" number:min-integer-digits="1" number:min-exponent-digits="1"/>
    </number:number-style>
    <number:number-style style:name="N36">
      <number:scientific-number number:decimal-places="1" number:min-integer-digits="1" number:min-exponent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Patrik Staudenmayer</dc:creator>
    <meta:creation-date>2019-05-13T11:18:01Z</meta:creation-date>
    <dc:date>2019-09-25T13:51:47Z</dc:date>
    <meta:editing-cycles>1</meta:editing-cycles>
    <meta:editing-duration>PT0S</meta:editing-duration>
  </office:meta>
</office:document-meta>
</file>